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omyślny-title">
      <style:graphic-properties fo:min-height="2.629cm" loext:decorative="false"/>
      <style:paragraph-properties style:writing-mode="lr-tb"/>
    </style:style>
    <style:style style:name="pr2" style:family="presentation" style:parent-style-name="Domyślny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omyślny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omyślny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style:text-autospace="none"/>
      <style:text-properties style:font-name="Courier New" fo:font-size="26pt" style:font-name-asian="Courier New" style:font-size-asian="26pt" style:font-name-complex="Courier New" style:font-size-complex="26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style:text-autospace="none"/>
      <style:text-properties style:font-name="Courier New" fo:font-size="20pt" style:font-name-asian="Courier New" style:font-size-asian="20pt" style:font-name-complex="Courier New" style:font-size-complex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style:text-autospace="none"/>
      <style:text-properties style:font-name="Courier New" fo:font-size="24pt" style:font-name-asian="Courier New" style:font-size-asian="24pt" style:font-name-complex="Courier New" style:font-size-complex="24pt"/>
    </style:style>
    <style:style style:name="P8" style:family="paragraph">
      <style:paragraph-properties fo:margin-top="0.5cm" fo:margin-bottom="0cm" style:text-autospace="none"/>
      <style:text-properties style:font-name="Courier New" fo:font-size="24pt" style:font-name-asian="Courier New" style:font-size-asian="24pt" style:font-name-complex="Courier New" style:font-size-complex="24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style:text-autospace="none"/>
      <style:text-properties style:use-window-font-color="true" loext:opacity="0%" style:font-name="Arial" fo:font-size="24pt" style:font-name-asian="Courier New" style:font-size-asian="24pt" style:font-name-complex="Courier New" style:font-size-complex="24pt"/>
    </style:style>
    <style:style style:name="P11" style:family="paragraph">
      <style:text-properties style:use-window-font-color="true" loext:opacity="0%" style:font-name="Arial" fo:font-size="24pt" style:font-size-asian="24pt" style:font-size-complex="24pt"/>
    </style:style>
    <style:style style:name="P12" style:family="paragraph">
      <style:paragraph-properties style:text-autospace="none"/>
      <style:text-properties fo:color="#000000" loext:opacity="100%" style:font-name="Courier New" fo:font-size="20pt" style:font-name-asian="Courier New" style:font-size-asian="20pt" style:font-name-complex="Courier New" style:font-size-complex="2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style:text-autospace="none"/>
      <style:text-properties fo:color="#3f7f5f" loext:opacity="100%" style:font-name="Courier New" fo:font-size="20pt" style:font-name-asian="Courier New" style:font-size-asian="20pt" style:font-name-complex="Courier New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style:font-name="Courier New" fo:font-size="26pt" style:font-name-asian="Courier New" style:font-size-asian="26pt" style:font-name-complex="Courier New" style:font-size-complex="26pt"/>
    </style:style>
    <style:style style:name="T3" style:family="text">
      <style:text-properties fo:color="#6a3e3e" loext:opacity="100%" style:font-name="Courier New" fo:font-size="26pt" style:font-name-asian="Courier New" style:font-size-asian="26pt" style:font-name-complex="Courier New" style:font-size-complex="26pt"/>
    </style:style>
    <style:style style:name="T4" style:family="text">
      <style:text-properties fo:color="#7f0055" loext:opacity="100%" style:font-name="Courier New" fo:font-size="26pt" fo:font-weight="bold" style:font-name-asian="Courier New" style:font-size-asian="26pt" style:font-weight-asian="bold" style:font-name-complex="Courier New" style:font-size-complex="26pt" style:font-weight-complex="bold"/>
    </style:style>
    <style:style style:name="T5" style:family="text">
      <style:text-properties fo:color="#2a00ff" loext:opacity="100%" style:font-name="Courier New" fo:font-size="26pt" style:font-name-asian="Courier New" style:font-size-asian="26pt" style:font-name-complex="Courier New" style:font-size-complex="26pt"/>
    </style:style>
    <style:style style:name="T6" style:family="text">
      <style:text-properties fo:color="#3f7f5f" loext:opacity="100%" style:font-name="Courier New" fo:font-size="26pt" style:font-name-asian="Courier New" style:font-size-asian="26pt" style:font-name-complex="Courier New" style:font-size-complex="26pt"/>
    </style:style>
    <style:style style:name="T7" style:family="text">
      <style:text-properties fo:color="#000000" loext:opacity="100%" style:font-name="Courier New" fo:font-size="20pt" style:font-name-asian="Courier New" style:font-size-asian="20pt" style:font-name-complex="Courier New" style:font-size-complex="20pt"/>
    </style:style>
    <style:style style:name="T8" style:family="text">
      <style:text-properties fo:color="#6a3e3e" loext:opacity="100%" style:font-name="Courier New" fo:font-size="20pt" style:font-name-asian="Courier New" style:font-size-asian="20pt" style:font-name-complex="Courier New" style:font-size-complex="20pt"/>
    </style:style>
    <style:style style:name="T9" style:family="text">
      <style:text-properties fo:color="#7f0055" loext:opacity="100%" style:font-name="Courier New" fo:font-size="20pt" fo:font-weight="bold" style:font-name-asian="Courier New" style:font-size-asian="20pt" style:font-weight-asian="bold" style:font-name-complex="Courier New" style:font-size-complex="20pt" style:font-weight-complex="bold"/>
    </style:style>
    <style:style style:name="T10" style:family="text">
      <style:text-properties fo:color="#3f7f5f" loext:opacity="100%" style:font-name="Courier New" fo:font-size="20pt" style:font-name-asian="Courier New" style:font-size-asian="20pt" style:font-name-complex="Courier New" style:font-size-complex="20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transparent" style:font-name-asian="Courier New" style:font-size-asian="24pt" style:font-style-asian="normal" style:font-weight-asian="normal" style:font-name-complex="Courier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c0" loext:opacity="100%" style:text-outline="false" style:text-line-through-style="none" style:text-line-through-type="none" style:font-name="Courier New" fo:font-size="24pt" fo:font-style="italic" fo:text-shadow="none" style:text-underline-style="none" fo:font-weight="bold" style:letter-kerning="true" fo:background-color="transparent" style:font-name-asian="Courier New" style:font-size-asian="24pt" style:font-style-asian="italic" style:font-weight-asian="bold" style:font-name-complex="Courier New" style:font-size-complex="24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a3e3e" loext:opacity="100%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transparent" style:font-name-asian="Courier New" style:font-size-asian="24pt" style:font-style-asian="normal" style:font-weight-asian="normal" style:font-name-complex="Courier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font-name="Arial" fo:font-size="24pt" style:font-name-asian="Courier New" style:font-size-asian="24pt" style:font-name-complex="Courier New" style:font-size-complex="24pt"/>
    </style:style>
    <style:style style:name="T15" style:family="text">
      <style:text-properties style:use-window-font-color="true" loext:opacity="0%" style:font-name="Arial" fo:font-size="24pt" style:text-underline-style="solid" style:text-underline-width="auto" style:text-underline-color="font-color" style:font-name-asian="Courier New" style:font-size-asian="24pt" style:font-name-complex="Courier New" style:font-size-complex="24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variant="normal" fo:text-transform="none" fo:color="#7f0055" loext:opacity="100%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Courier New" style:font-size-asian="20pt" style:font-style-asian="normal" style:font-weight-asian="bold" style:font-name-complex="Courier New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fo:background-color="transparent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a3e3e" loext:opacity="100%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fo:background-color="transparent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f7f5f" loext:opacity="100%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fo:background-color="transparent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loext:opacity="100%" style:font-name="Courier New" fo:font-size="20pt" fo:font-style="italic" style:font-name-asian="Courier New" style:font-size-asian="20pt" style:font-style-asian="italic" style:font-name-complex="Courier New" style:font-size-complex="20pt" style:font-style-complex="italic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color="#0000c0" loext:opacity="100%" style:font-name="Courier New" fo:font-size="26pt" fo:font-style="italic" fo:font-weight="bold" style:font-name-asian="Courier New" style:font-size-asian="26pt" style:font-style-asian="italic" style:font-weight-asian="bold" style:font-name-complex="Courier New" style:font-size-complex="2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frame presentation:style-name="pr1" draw:layer="layout" svg:width="25.199cm" svg:height="2.629cm" svg:x="1.4cm" svg:y="0.628cm" presentation:class="title">
          <draw:text-box>
            <text:p>Let’s build a fuzzy classifier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Steps:</text:p>
            <text:p text:style-name="P1">1. Load data</text:p>
            <text:p text:style-name="P1">1a. Create <text:span text:style-name="T1">learning</text:span> and <text:span text:style-name="T1">test</text:span> <text:span text:style-name="T1">sets</text:span></text:p>
            <text:p text:style-name="P1">2. Build a classifier (based on the <text:span text:style-name="T1">learning set</text:span>)</text:p>
            <text:p text:style-name="P1">3. Use the classifier (based on <text:span text:style-name="T1">test set</text:span>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2T1">
        <draw:frame presentation:style-name="pr1" draw:layer="layout" svg:width="25.199cm" svg:height="2.629cm" svg:x="1.4cm" svg:y="0.628cm" presentation:class="title">
          <draw:text-box>
            <text:p>1. Load data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p text:style-name="P3"><text:span text:style-name="T2"/></text:p>
            <text:p text:style-name="P3"><text:span text:style-name="T2">DataPackage </text:span><text:span text:style-name="T3">all</text:span><text:span text:style-name="T2"> = </text:span><text:span text:style-name="T4">new</text:span><text:span text:style-name="T2"> DataPackage();</text:span></text:p>
            <text:p text:style-name="P3"><text:span text:style-name="T3">all</text:span><text:span text:style-name="T2">.setFieldSeparator(</text:span><text:span text:style-name="T5">","</text:span><text:span text:style-name="T2">); </text:span><text:span text:style-name="T6">// default ,</text:span></text:p>
            <text:p text:style-name="P3"><text:span text:style-name="T3">all</text:span><text:span text:style-name="T2">.setDecimalSeparator(</text:span><text:span text:style-name="T5">'.'</text:span><text:span text:style-name="T2">); </text:span><text:span text:style-name="T6">// default .</text:span></text:p>
            <text:p text:style-name="P3"><text:span text:style-name="T3">all</text:span><text:span text:style-name="T2">.loadTextFile(</text:span><text:span text:style-name="T5">"wines.txt"</text:span><text:span text:style-name="T2">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2T1">
        <draw:frame presentation:style-name="pr1" draw:layer="layout" svg:width="25.199cm" svg:height="2.629cm" svg:x="1.4cm" svg:y="0.628cm" presentation:class="title">
          <draw:text-box>
            <text:p>1a. Create learning/test set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p text:style-name="P3"><text:span text:style-name="T6">// divide classes</text:span></text:p>
            <text:p text:style-name="P3"><text:span text:style-name="T2">DataPackage </text:span><text:span text:style-name="T3">class1</text:span><text:span text:style-name="T2"> = </text:span><text:span text:style-name="T3">all</text:span><text:span text:style-name="T2">.removeVectorsByColumnValue(0, 1);</text:span></text:p>
            <text:p text:style-name="P3"><text:span text:style-name="T2">DataPackage </text:span><text:span text:style-name="T3">class2</text:span><text:span text:style-name="T2"> = </text:span><text:span text:style-name="T3">all</text:span><text:span text:style-name="T2">.removeVectorsByColumnValue(0, 2);</text:span></text:p>
            <text:p text:style-name="P3"><text:span text:style-name="T2">DataPackage </text:span><text:span text:style-name="T3">class3</text:span><text:span text:style-name="T2"> = </text:span><text:span text:style-name="T3">all</text:span><text:span text:style-name="T2">.removeVectorsByColumnValue(0, 3);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2T1">
        <draw:frame presentation:style-name="pr1" draw:layer="layout" svg:width="25.199cm" svg:height="2.629cm" svg:x="1.4cm" svg:y="0.628cm" presentation:class="title">
          <draw:text-box>
            <text:p>1a. Create learning/test sets</text:p>
          </draw:text-box>
        </draw:frame>
        <draw:frame presentation:style-name="pr4" draw:text-style-name="P6" draw:layer="layout" svg:width="25.199cm" svg:height="10.815cm" svg:x="1.4cm" svg:y="3.685cm" presentation:class="outline" presentation:user-transformed="true">
          <draw:text-box>
            <text:p text:style-name="P5"><text:span text:style-name="T7">DataPackage </text:span><text:span text:style-name="T8">testPkg</text:span><text:span text:style-name="T7"> = </text:span><text:span text:style-name="T9">new</text:span><text:span text:style-name="T7"> DataPackage();</text:span></text:p>
            <text:p text:style-name="P5"><text:span text:style-name="T10">// learning package</text:span></text:p>
            <text:p text:style-name="P5"><text:span text:style-name="T7">DataPackage </text:span><text:span text:style-name="T8">learnPkg</text:span><text:span text:style-name="T7"> = </text:span><text:span text:style-name="T8">class1</text:span><text:span text:style-name="T7">.removeRandomVectors(</text:span><text:span text:style-name="T8">lSize</text:span><text:span text:style-name="T7">);</text:span></text:p>
            <text:p text:style-name="P5"><text:span text:style-name="T8">learnPkg</text:span><text:span text:style-name="T7">.add(</text:span><text:span text:style-name="T8">class2</text:span><text:span text:style-name="T7">.removeRandomVectors(</text:span><text:span text:style-name="T8">lSize</text:span><text:span text:style-name="T7">));</text:span></text:p>
            <text:p text:style-name="P5"><text:span text:style-name="T8">learnPkg</text:span><text:span text:style-name="T7">.add(</text:span><text:span text:style-name="T8">class3</text:span><text:span text:style-name="T7">.removeRandomVectors(</text:span><text:span text:style-name="T8">lSize</text:span><text:span text:style-name="T7">));</text:span></text:p>
            <text:p text:style-name="P5"><text:span text:style-name="T10">// test package</text:span></text:p>
            <text:p text:style-name="P5"><text:span text:style-name="T8">testPkg</text:span><text:span text:style-name="T7">.add(</text:span><text:span text:style-name="T8">class1</text:span><text:span text:style-name="T7">);</text:span></text:p>
            <text:p text:style-name="P5"><text:span text:style-name="T8">testPkg</text:span><text:span text:style-name="T7">.add(</text:span><text:span text:style-name="T8">class2</text:span><text:span text:style-name="T7">);</text:span></text:p>
            <text:p text:style-name="P5"><text:span text:style-name="T8">testPkg</text:span><text:span text:style-name="T7">.add(</text:span><text:span text:style-name="T8">class3</text:span><text:span text:style-name="T7">);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2T1">
        <draw:frame presentation:style-name="pr1" draw:layer="layout" svg:width="25.199cm" svg:height="2.629cm" svg:x="1.4cm" svg:y="0.628cm" presentation:class="title">
          <draw:text-box>
            <text:p>1a. Check learning/test sets</text:p>
          </draw:text-box>
        </draw:frame>
        <draw:frame presentation:style-name="pr4" draw:text-style-name="P9" draw:layer="layout" svg:width="25.199cm" svg:height="10.815cm" svg:x="1.4cm" svg:y="3.685cm" presentation:class="outline" presentation:user-transformed="true">
          <draw:text-box>
            <text:p text:style-name="P7"><text:span text:style-name="T11"/></text:p>
            <text:p text:style-name="P7"><text:span text:style-name="T11">System.</text:span><text:span text:style-name="T12">out</text:span><text:span text:style-name="T11">.println(</text:span><text:span text:style-name="T13">learnPkg</text:span><text:span text:style-name="T11">);</text:span></text:p>
            <text:p text:style-name="P8"><text:span text:style-name="T11">System.</text:span><text:span text:style-name="T12">out</text:span><text:span text:style-name="T11">.println(</text:span><text:span text:style-name="T13">testPkg</text:span><text:span text:style-name="T11">);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2T1">
        <draw:frame presentation:style-name="pr1" draw:layer="layout" svg:width="25.199cm" svg:height="2.629cm" svg:x="1.4cm" svg:y="0.628cm" presentation:class="title">
          <draw:text-box>
            <text:p>2. Create fuzzy rules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p text:style-name="P10"><text:span text:style-name="T14">In simple cases we do not have to build anything</text:span></text:p>
            <text:list text:style-name="L3">
              <text:list-item>
                <text:p text:style-name="P10"><text:span text:style-name="T14">each value of the data row represents the "middle" of </text:span><text:span text:style-name="T15">gaussian</text:span><text:span text:style-name="T14"> function</text:span></text:p>
              </text:list-item>
              <text:list-item>
                <text:p text:style-name="P10"><text:span text:style-name="T14">value range of each data column (feature range) represents the "width" of</text:span></text:p>
              </text:list-item>
              <text:list-item>
                <text:p text:style-name="P10"><text:span text:style-name="T15">gaussian</text:span><text:span text:style-name="T14"> func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y" presentation:presentation-page-layout-name="AL2T1">
        <draw:frame presentation:style-name="pr1" draw:layer="layout" svg:width="25.199cm" svg:height="2.629cm" svg:x="1.4cm" svg:y="0.628cm" presentation:class="title">
          <draw:text-box>
            <text:p>3. Classify</text:p>
          </draw:text-box>
        </draw:frame>
        <draw:frame presentation:style-name="pr4" draw:text-style-name="P6" draw:layer="layout" svg:width="25.6cm" svg:height="10.315cm" svg:x="1.4cm" svg:y="3.685cm" presentation:class="outline" presentation:user-transformed="true">
          <draw:text-box>
            <text:p text:style-name="P5"><text:span text:style-name="T10">//get one vector to be classified</text:span></text:p>
            <text:p text:style-name="P5"><text:span text:style-name="T7">DataPackage </text:span><text:span text:style-name="T8">oneRandom</text:span><text:span text:style-name="T7"> = </text:span><text:span text:style-name="T8">testPkg</text:span><text:span text:style-name="T7">.removeRandomVectors(1);</text:span></text:p>
            <text:p text:style-name="P5"><text:span text:style-name="T7">DataVector </text:span><text:span text:style-name="T8">testVector</text:span><text:span text:style-name="T7"> = </text:span><text:span text:style-name="T8">oneRandom</text:span><text:span text:style-name="T7">.get(0); </text:span><text:span text:style-name="T10">//get first row</text:span></text:p>
            <text:p text:style-name="P12"><text:span text:style-name="T10"/></text:p>
            <text:p text:style-name="P5"><text:span text:style-name="T10">//prepare</text:span></text:p>
            <text:p text:style-name="P5"><text:span text:style-name="T9">double</text:span><text:span text:style-name="T7"> </text:span><text:span text:style-name="T8">maxResult</text:span><text:span text:style-name="T7"> = 0.0;</text:span></text:p>
            <text:p text:style-name="P5"><text:span text:style-name="T9">double</text:span><text:span text:style-name="T7"> </text:span><text:span text:style-name="T8">resultClass</text:span><text:span text:style-name="T7"> = 0.0;</text:span></text:p>
            <text:p text:style-name="P5"><text:span text:style-name="T7">DataVector </text:span><text:span text:style-name="T8">resultVector</text:span><text:span text:style-name="T7"> = </text:span><text:span text:style-name="T9">null</text:span><text:span text:style-name="T7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y" presentation:presentation-page-layout-name="AL2T1">
        <draw:frame presentation:style-name="pr1" draw:layer="layout" svg:width="25.199cm" svg:height="2.629cm" svg:x="1.4cm" svg:y="0.628cm" presentation:class="title">
          <draw:text-box>
            <text:p>3. Classify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p text:style-name="P3"><text:span text:style-name="T6">// for each learning data row</text:span></text:p>
            <text:p text:style-name="P3"><text:span text:style-name="T4">for</text:span><text:span text:style-name="T2"> (DataVector </text:span><text:span text:style-name="T3">vector</text:span><text:span text:style-name="T2"> : </text:span><text:span text:style-name="T3">learnPkg</text:span><text:span text:style-name="T2">.getList()) {</text:span></text:p>
            <text:p text:style-name="P3"><text:span text:style-name="T16"><text:s text:c="4"/>… </text:span><text:span text:style-name="T16">//find the best result</text:span></text:p>
            <text:p text:style-name="P3"><text:span text:style-name="T16">}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y" presentation:presentation-page-layout-name="AL2T1">
        <draw:frame presentation:style-name="pr4" draw:text-style-name="P6" draw:layer="layout" svg:width="26.699cm" svg:height="14.134cm" svg:x="0.801cm" svg:y="0.866cm" presentation:class="outline" presentation:user-transformed="true">
          <draw:text-box>
            <text:p text:style-name="P5"><text:span text:style-name="T17">double</text:span><text:span text:style-name="T18"> </text:span><text:span text:style-name="T19">temp</text:span><text:span text:style-name="T18"> = 1.0;</text:span></text:p>
            <text:p text:style-name="P14"><text:span text:style-name="T20">//for each each column (omit first column - no 0)</text:span></text:p>
            <text:p text:style-name="P5"><text:span text:style-name="T9">for</text:span><text:span text:style-name="T7"> (</text:span><text:span text:style-name="T9">int</text:span><text:span text:style-name="T7"> </text:span><text:span text:style-name="T8">i</text:span><text:span text:style-name="T7"> = 1; </text:span><text:span text:style-name="T8">i</text:span><text:span text:style-name="T7"> &lt; 14; </text:span><text:span text:style-name="T8">i</text:span><text:span text:style-name="T7">++) {</text:span></text:p>
            <text:p text:style-name="P5"><text:span text:style-name="T8"><text:s text:c="3"/></text:span><text:span text:style-name="T8">temp</text:span><text:span text:style-name="T7"> *= </text:span><text:span text:style-name="T21">getGaussian</text:span><text:span text:style-name="T7">(</text:span><text:span text:style-name="T8">testVector</text:span><text:span text:style-name="T7">.get(</text:span><text:span text:style-name="T8">i</text:span><text:span text:style-name="T7">), </text:span></text:p>
            <text:p text:style-name="P5"><text:span text:style-name="T7"><text:s text:c="23"/></text:span><text:span text:style-name="T8">learnPkg</text:span><text:span text:style-name="T7">.getColumnRange(</text:span><text:span text:style-name="T8">i</text:span><text:span text:style-name="T7">), </text:span></text:p>
            <text:p text:style-name="P5"><text:span text:style-name="T7"><text:s text:c="23"/></text:span><text:span text:style-name="T8">vector</text:span><text:span text:style-name="T7">.get(</text:span><text:span text:style-name="T8">i</text:span><text:span text:style-name="T7">));</text:span></text:p>
            <text:p text:style-name="P12"><text:span text:style-name="T22">}</text:span></text:p>
            <text:p text:style-name="P5"><text:span text:style-name="T17">if</text:span><text:span text:style-name="T18"> (</text:span><text:span text:style-name="T19">temp</text:span><text:span text:style-name="T18"> &gt; </text:span><text:span text:style-name="T19">maxResult</text:span><text:span text:style-name="T18">) { </text:span><text:span text:style-name="T10">//store max result and class</text:span></text:p>
            <text:p text:style-name="P5"><text:span text:style-name="T8"><text:s text:c="3"/></text:span><text:span text:style-name="T8">maxResult</text:span><text:span text:style-name="T7"> = </text:span><text:span text:style-name="T8">temp</text:span><text:span text:style-name="T7">;</text:span></text:p>
            <text:p text:style-name="P5"><text:span text:style-name="T8"><text:s text:c="3"/></text:span><text:span text:style-name="T8">resultClass</text:span><text:span text:style-name="T7"> = </text:span><text:span text:style-name="T8">vector</text:span><text:span text:style-name="T7">.get(0); </text:span><text:span text:style-name="T10">//first col stores the class no</text:span></text:p>
            <text:p text:style-name="P5"><text:span text:style-name="T8"><text:s text:c="3"/></text:span><text:span text:style-name="T8">resultVector</text:span><text:span text:style-name="T7"> = </text:span><text:span text:style-name="T8">vector</text:span><text:span text:style-name="T7">;</text:span></text:p>
            <text:p text:style-name="P12"><text:span text:style-name="T2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y" presentation:presentation-page-layout-name="AL2T1">
        <draw:frame presentation:style-name="pr1" draw:layer="layout" svg:width="25.199cm" svg:height="2.629cm" svg:x="1.4cm" svg:y="0.628cm" presentation:class="title">
          <draw:text-box>
            <text:p>4. Show result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p text:style-name="P3"><text:span text:style-name="T2">System.</text:span><text:span text:style-name="T23">out</text:span><text:span text:style-name="T2">.println(</text:span><text:span text:style-name="T5">"Result class: "</text:span><text:span text:style-name="T2"> +</text:span></text:p>
            <text:p text:style-name="P3"><text:span text:style-name="T2"><text:s text:c="19"/></text:span><text:span text:style-name="T3">resultClass</text:span><text:span text:style-name="T2">);</text:span></text:p>
            <text:p text:style-name="P3"><text:span text:style-name="T2">System.</text:span><text:span text:style-name="T23">out</text:span><text:span text:style-name="T2">.println(</text:span><text:span text:style-name="T3">resultVector</text:span><text:span text:style-name="T2">);</text:span></text:p>
            <text:p text:style-name="P3"><text:span text:style-name="T2">System.</text:span><text:span text:style-name="T23">out</text:span><text:span text:style-name="T2">.println(</text:span><text:span text:style-name="T5">"Real class: "</text:span><text:span text:style-name="T2"> +</text:span></text:p>
            <text:p text:style-name="P3"><text:span text:style-name="T2"><text:s text:c="19"/></text:span><text:span text:style-name="T3">testVector</text:span><text:span text:style-name="T2">.get(0));</text:span></text:p>
            <text:p text:style-name="P3"><text:span text:style-name="T2">System.</text:span><text:span text:style-name="T23">out</text:span><text:span text:style-name="T2">.println(</text:span><text:span text:style-name="T3">testVector</text:span><text:span text:style-name="T2">);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Domyśln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5T15:50:53.372000000</meta:creation-date>
    <dc:date>2023-10-15T16:34:37.336000000</dc:date>
    <meta:editing-duration>PT43M46S</meta:editing-duration>
    <meta:editing-cycles>2</meta:editing-cycles>
    <meta:generator>LibreOffice/7.6.2.1$Windows_X86_64 LibreOffice_project/56f7684011345957bbf33a7ee678afaf4d2ba333</meta:generator>
    <meta:document-statistic meta:object-count="60"/>
  </office:meta>
</office:document-meta>
</file>